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 table:number-rows-repeated="4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4])" office:value-type="currency" office:currency="BRL" office:value="284.02" calcext:value-type="currency">
            <text:p>R$ 284,02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2:40:15.08713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3.2$Linux_X86_64 LibreOffice_project/430m0$Build-2</meta:generator>
    <dc:date>2015-09-29T12:40:30.852192470</dc:date>
    <meta:editing-duration>PT3H7M32S</meta:editing-duration>
    <meta:editing-cycles>44</meta:editing-cycles>
    <dc:creator>Felipe Prado</dc:creator>
    <meta:document-statistic meta:table-count="1" meta:cell-count="75" meta:object-count="0"/>
  </office:meta>
</office:document-meta>
</file>